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0.392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0.616cm"/>
    </style:style>
    <style:style style:name="co7" style:family="table-column">
      <style:table-column-properties fo:break-before="auto" style:column-width="0.559cm"/>
    </style:style>
    <style:style style:name="co8" style:family="table-column">
      <style:table-column-properties fo:break-before="auto" style:column-width="0.644cm"/>
    </style:style>
    <style:style style:name="co9" style:family="table-column">
      <style:table-column-properties fo:break-before="auto" style:column-width="0.67cm"/>
    </style:style>
    <style:style style:name="co10" style:family="table-column">
      <style:table-column-properties fo:break-before="auto" style:column-width="0.448cm"/>
    </style:style>
    <style:style style:name="co11" style:family="table-column">
      <style:table-column-properties fo:break-before="auto" style:column-width="0.111cm"/>
    </style:style>
    <style:style style:name="co12" style:family="table-column">
      <style:table-column-properties fo:break-before="auto" style:column-width="0.305cm"/>
    </style:style>
    <style:style style:name="co13" style:family="table-column">
      <style:table-column-properties fo:break-before="auto" style:column-width="2.21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57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5" style:family="table-cell" style:parent-style-name="Default">
      <style:table-cell-properties fo:padding="0.071cm"/>
      <style:text-properties style:font-name="Arial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2" style:family="table-cell" style:parent-style-name="Default">
      <style:table-cell-properties fo:padding="0.071cm"/>
      <style:text-properties style:font-name="Arial" fo:font-size="8pt" style:font-size-asian="8pt" style:font-size-complex="8pt"/>
    </style:style>
    <style:style style:name="ce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Kaerajaan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default-cell-style-name="ce1553"/>
        <table:table-column table:style-name="co5" table:number-columns-repeated="3" table:default-cell-style-name="ce20"/>
        <table:table-column table:style-name="co6" table:default-cell-style-name="ce20"/>
        <table:table-column table:style-name="co5" table:number-columns-repeated="6" table:default-cell-style-name="ce20"/>
        <table:table-column table:style-name="co7" table:default-cell-style-name="ce20"/>
        <table:table-column table:style-name="co8" table:default-cell-style-name="ce20"/>
        <table:table-column table:style-name="co5" table:number-columns-repeated="7" table:default-cell-style-name="ce20"/>
        <table:table-column table:style-name="co9" table:default-cell-style-name="ce20"/>
        <table:table-column table:style-name="co5" table:default-cell-style-name="ce20"/>
        <table:table-column table:style-name="co6" table:default-cell-style-name="ce20"/>
        <table:table-column table:style-name="co5" table:number-columns-repeated="9" table:default-cell-style-name="ce20"/>
        <table:table-column table:style-name="co10" table:default-cell-style-name="ce20"/>
        <table:table-column table:style-name="co11" table:default-cell-style-name="ce1553"/>
        <table:table-column table:style-name="co12" table:default-cell-style-name="ce1553"/>
        <table:table-column table:style-name="co13" table:number-columns-repeated="26" table:default-cell-style-name="ce1553"/>
        <table:table-row table:style-name="ro1">
          <table:table-cell table:style-name="ce1548" office:value-type="string" calcext:value-type="string">
            <text:p>Kaerajaan</text:p>
          </table:table-cell>
          <table:table-cell table:style-name="ce1052" table:number-columns-repeated="3"/>
          <table:table-cell table:style-name="ce10" office:value-type="string" calcext:value-type="string" table:number-columns-spanned="32" table:number-rows-spanned="1">
            <text:p>tune sign: place forearms on top of each other in front of you, fingertips aligned with ellbows (like in Estonian folk dance)</text:p>
          </table:table-cell>
          <table:covered-table-cell table:number-columns-repeated="29" table:style-name="ce12"/>
          <table:covered-table-cell table:number-columns-repeated="2"/>
          <table:table-cell table:number-columns-repeated="28"/>
        </table:table-row>
        <table:table-row table:style-name="ro2">
          <table:table-cell table:style-name="ce1052" table:number-columns-repeated="4"/>
          <table:table-cell table:style-name="ce12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67" table:number-columns-repeated="30"/>
          <table:table-cell table:style-name="ce106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urdos</text:p>
          </table:table-cell>
          <table:table-cell/>
          <table:table-cell table:style-name="ce1565"/>
          <table:table-cell table:style-name="ce10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float" office:value="0" calcext:value-type="float">
            <text:p>0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float" office:value="0" calcext:value-type="float">
            <text:p>0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float" office:value="0" calcext:value-type="float">
            <text:p>0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/>
          <table:table-cell table:style-name="ce1052" table:number-columns-repeated="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Repinique</text:p>
          </table:table-cell>
          <table:table-cell table:style-name="ce1052" table:number-columns-repeated="3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62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fl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nare</text:p>
          </table:table-cell>
          <table:table-cell table:style-name="ce1052" table:number-columns-repeated="3"/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5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.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Tamborim</text:p>
          </table:table-cell>
          <table:table-cell table:style-name="ce1052" table:number-columns-repeated="3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Agogô</text:p>
          </table:table-cell>
          <table:table-cell table:style-name="ce1052" table:number-columns-repeated="3"/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2" office:value-type="string" calcext:value-type="string">
            <text:p>l</text:p>
          </table:table-cell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5" office:value-type="string" calcext:value-type="string">
            <text:p>l</text:p>
          </table:table-cell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67" office:value-type="string" calcext:value-type="string">
            <text:p>l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haker</text:p>
          </table:table-cell>
          <table:table-cell table:style-name="ce1052" table:number-columns-repeated="3"/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5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.</text:p>
          </table:table-cell>
          <table:table-cell table:style-name="ce1056"/>
          <table:table-cell table:number-columns-repeated="27"/>
        </table:table-row>
        <table:table-row table:style-name="ro4">
          <table:table-cell table:number-columns-repeated="4"/>
          <table:table-cell table:style-name="ce1519" table:number-columns-repeated="16"/>
          <table:table-cell table:number-columns-repeated="5"/>
          <table:table-cell table:style-name="ce1818" table:number-columns-repeated="3"/>
          <table:table-cell table:number-columns-repeated="5"/>
          <table:table-cell table:style-name="ce12"/>
          <table:table-cell table:number-columns-repeated="30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/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843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E</text:p>
          </table:table-cell>
          <table:table-cell table:style-name="ce1853"/>
          <table:table-cell table:style-name="ce1843" office:value-type="string" calcext:value-type="string">
            <text:p>E</text:p>
          </table:table-cell>
          <table:table-cell table:style-name="ce22" table:number-columns-repeated="2"/>
          <table:table-cell table:style-name="ce1853"/>
          <table:table-cell table:style-name="ce1843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E</text:p>
          </table:table-cell>
          <table:table-cell table:style-name="ce1853"/>
          <table:table-cell table:style-name="ce1843" office:value-type="string" calcext:value-type="string">
            <text:p>E</text:p>
          </table:table-cell>
          <table:table-cell table:style-name="ce22" table:number-columns-repeated="2"/>
          <table:table-cell table:style-name="ce1859"/>
          <table:table-cell table:style-name="ce1864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E</text:p>
          </table:table-cell>
          <table:table-cell table:style-name="ce1853"/>
          <table:table-cell table:style-name="ce1843" office:value-type="string" calcext:value-type="string">
            <text:p>E</text:p>
          </table:table-cell>
          <table:table-cell table:style-name="ce22" office:value-type="string" calcext:value-type="string">
            <text:p>E</text:p>
          </table:table-cell>
          <table:table-cell table:style-name="ce22"/>
          <table:table-cell table:style-name="ce1853" office:value-type="string" calcext:value-type="string">
            <text:p>E</text:p>
          </table:table-cell>
          <table:table-cell table:style-name="ce1843" office:value-type="string" calcext:value-type="string">
            <text:p>E</text:p>
          </table:table-cell>
          <table:table-cell table:style-name="ce22" table:number-columns-repeated="2"/>
          <table:table-cell table:style-name="ce1853"/>
          <table:table-cell table:style-name="ce35" office:value-type="string" calcext:value-type="string" table:number-columns-spanned="2" table:number-rows-spanned="1">
            <text:p>Hei!</text:p>
          </table:table-cell>
          <table:covered-table-cell table:style-name="ce22"/>
          <table:table-cell table:style-name="ce22"/>
          <table:table-cell table:style-name="ce1873"/>
          <table:table-cell table:number-columns-repeated="28"/>
        </table:table-row>
        <table:table-row table:style-name="ro4">
          <table:table-cell table:style-name="ce1550"/>
          <table:table-cell/>
          <table:table-cell table:style-name="ce1052" table:number-columns-repeated="2"/>
          <table:table-cell table:style-name="ce1844" office:value-type="string" calcext:value-type="string">
            <text:p>h</text:p>
          </table:table-cell>
          <table:table-cell table:style-name="ce23"/>
          <table:table-cell table:style-name="ce23" office:value-type="string" calcext:value-type="string">
            <text:p>h</text:p>
          </table:table-cell>
          <table:table-cell table:style-name="ce1854"/>
          <table:table-cell table:style-name="ce1844" office:value-type="string" calcext:value-type="string">
            <text:p>l</text:p>
          </table:table-cell>
          <table:table-cell table:style-name="ce23" table:number-columns-repeated="2"/>
          <table:table-cell table:style-name="ce1854"/>
          <table:table-cell table:style-name="ce1844" office:value-type="string" calcext:value-type="string">
            <text:p>h</text:p>
          </table:table-cell>
          <table:table-cell table:style-name="ce23"/>
          <table:table-cell table:style-name="ce23" office:value-type="string" calcext:value-type="string">
            <text:p>h</text:p>
          </table:table-cell>
          <table:table-cell table:style-name="ce1854"/>
          <table:table-cell table:style-name="ce1844" office:value-type="string" calcext:value-type="string">
            <text:p>l</text:p>
          </table:table-cell>
          <table:table-cell table:style-name="ce23" table:number-columns-repeated="2"/>
          <table:table-cell table:style-name="ce1861"/>
          <table:table-cell table:style-name="ce1865" office:value-type="string" calcext:value-type="string">
            <text:p>h</text:p>
          </table:table-cell>
          <table:table-cell table:style-name="ce23"/>
          <table:table-cell table:style-name="ce23" office:value-type="string" calcext:value-type="string">
            <text:p>h</text:p>
          </table:table-cell>
          <table:table-cell table:style-name="ce1854"/>
          <table:table-cell table:style-name="ce1844" office:value-type="string" calcext:value-type="string">
            <text:p>h</text:p>
          </table:table-cell>
          <table:table-cell table:style-name="ce23" office:value-type="string" calcext:value-type="string">
            <text:p>h</text:p>
          </table:table-cell>
          <table:table-cell table:style-name="ce23"/>
          <table:table-cell table:style-name="ce1854" office:value-type="string" calcext:value-type="string">
            <text:p>h</text:p>
          </table:table-cell>
          <table:table-cell table:style-name="ce1844" office:value-type="string" calcext:value-type="string">
            <text:p>l</text:p>
          </table:table-cell>
          <table:table-cell table:style-name="ce23" table:number-columns-repeated="2"/>
          <table:table-cell table:style-name="ce1854"/>
          <table:table-cell table:style-name="ce36" office:value-type="string" calcext:value-type="string" table:number-columns-spanned="2" table:number-rows-spanned="1">
            <text:p>Hei!</text:p>
          </table:table-cell>
          <table:covered-table-cell table:style-name="ce23"/>
          <table:table-cell table:style-name="ce23"/>
          <table:table-cell table:style-name="ce1874"/>
          <table:table-cell table:number-columns-repeated="28"/>
        </table:table-row>
        <table:table-row table:style-name="ro4">
          <table:table-cell table:number-columns-repeated="4"/>
          <table:table-cell table:style-name="ce1519" table:number-columns-repeated="16"/>
          <table:table-cell table:style-name="ce1565" table:number-columns-repeated="17"/>
          <table:table-cell table:number-columns-repeated="27"/>
        </table:table-row>
        <table:table-row table:style-name="ro4">
          <table:table-cell table:style-name="ce1550" office:value-type="string" calcext:value-type="string">
            <text:p>Break 2</text:p>
          </table:table-cell>
          <table:table-cell/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843" office:value-type="string" calcext:value-type="string">
            <text:p>A</text:p>
          </table:table-cell>
          <table:table-cell table:style-name="ce22" table:number-columns-repeated="2"/>
          <table:table-cell table:style-name="ce1853"/>
          <table:table-cell table:style-name="ce1843" office:value-type="string" calcext:value-type="string">
            <text:p>A</text:p>
          </table:table-cell>
          <table:table-cell table:style-name="ce22" table:number-columns-repeated="2"/>
          <table:table-cell table:style-name="ce1853" office:value-type="string" calcext:value-type="string">
            <text:p>A</text:p>
          </table:table-cell>
          <table:table-cell table:style-name="ce1843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A</text:p>
          </table:table-cell>
          <table:table-cell table:style-name="ce1853"/>
          <table:table-cell table:style-name="ce1843" office:value-type="string" calcext:value-type="string">
            <text:p>A</text:p>
          </table:table-cell>
          <table:table-cell table:style-name="ce22" table:number-columns-repeated="2"/>
          <table:table-cell table:style-name="ce1859"/>
          <table:table-cell table:style-name="ce1864" office:value-type="string" calcext:value-type="string">
            <text:p>S</text:p>
          </table:table-cell>
          <table:table-cell table:style-name="ce22"/>
          <table:table-cell table:style-name="ce22" office:value-type="string" calcext:value-type="string">
            <text:p>S</text:p>
          </table:table-cell>
          <table:table-cell table:style-name="ce1853"/>
          <table:table-cell table:style-name="ce1843" office:value-type="string" calcext:value-type="string">
            <text:p>S</text:p>
          </table:table-cell>
          <table:table-cell table:number-columns-repeated="2" table:style-name="ce22" office:value-type="string" calcext:value-type="string">
            <text:p>S</text:p>
          </table:table-cell>
          <table:table-cell table:style-name="ce1853"/>
          <table:table-cell table:style-name="ce1843" office:value-type="string" calcext:value-type="string">
            <text:p>S</text:p>
          </table:table-cell>
          <table:table-cell table:style-name="ce22"/>
          <table:table-cell table:style-name="ce22" office:value-type="string" calcext:value-type="string">
            <text:p>S</text:p>
          </table:table-cell>
          <table:table-cell table:style-name="ce1853"/>
          <table:table-cell table:style-name="ce1843" office:value-type="string" calcext:value-type="string">
            <text:p>S</text:p>
          </table:table-cell>
          <table:table-cell table:style-name="ce22" table:number-columns-repeated="2"/>
          <table:table-cell table:style-name="ce1873"/>
          <table:table-cell table:number-columns-repeated="28"/>
        </table:table-row>
        <table:table-row table:style-name="ro4">
          <table:table-cell table:style-name="ce1550"/>
          <table:table-cell/>
          <table:table-cell table:style-name="ce1052" table:number-columns-repeated="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5"/>
          <table:table-cell table:style-name="ce1862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number-columns-repeated="28"/>
        </table:table-row>
        <table:table-row table:style-name="ro4">
          <table:table-cell table:style-name="ce1550"/>
          <table:table-cell/>
          <table:table-cell table:style-name="ce1052" office:value-type="float" office:value="2" calcext:value-type="float">
            <text:p>2</text:p>
          </table:table-cell>
          <table:table-cell table:style-name="ce1052"/>
          <table:table-cell table:style-name="ce1841" office:value-type="string" calcext:value-type="string">
            <text:p>A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A</text:p>
          </table:table-cell>
          <table:table-cell table:style-name="ce1845" table:number-columns-repeated="2"/>
          <table:table-cell table:style-name="ce1852" office:value-type="string" calcext:value-type="string">
            <text:p>A</text:p>
          </table:table-cell>
          <table:table-cell table:style-name="ce1841" office:value-type="string" calcext:value-type="string">
            <text:p>A</text:p>
          </table:table-cell>
          <table:table-cell table:style-name="ce1845"/>
          <table:table-cell table:style-name="ce1845" office:value-type="string" calcext:value-type="string">
            <text:p>A</text:p>
          </table:table-cell>
          <table:table-cell table:style-name="ce1852"/>
          <table:table-cell table:style-name="ce1841" office:value-type="string" calcext:value-type="string">
            <text:p>A</text:p>
          </table:table-cell>
          <table:table-cell table:style-name="ce1845" table:number-columns-repeated="2"/>
          <table:table-cell table:style-name="ce1855"/>
          <table:table-cell table:style-name="ce1862" office:value-type="string" calcext:value-type="string">
            <text:p>S</text:p>
          </table:table-cell>
          <table:table-cell table:style-name="ce1845"/>
          <table:table-cell table:style-name="ce1845" office:value-type="string" calcext:value-type="string">
            <text:p>S</text:p>
          </table:table-cell>
          <table:table-cell table:style-name="ce1852"/>
          <table:table-cell table:style-name="ce1841" office:value-type="string" calcext:value-type="string">
            <text:p>S</text:p>
          </table:table-cell>
          <table:table-cell table:number-columns-repeated="2" table:style-name="ce1845" office:value-type="string" calcext:value-type="string">
            <text:p>S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S</text:p>
          </table:table-cell>
          <table:table-cell table:style-name="ce1852"/>
          <table:table-cell table:style-name="ce1841" office:value-type="string" calcext:value-type="string">
            <text:p>S</text:p>
          </table:table-cell>
          <table:table-cell table:style-name="ce1845" table:number-columns-repeated="2"/>
          <table:table-cell table:style-name="ce1867"/>
          <table:table-cell table:number-columns-repeated="28"/>
        </table:table-row>
        <table:table-row table:style-name="ro4">
          <table:table-cell table:style-name="ce1550"/>
          <table:table-cell/>
          <table:table-cell table:style-name="ce1052" table:number-columns-repeated="2"/>
          <table:table-cell table:style-name="ce1844" office:value-type="string" calcext:value-type="string">
            <text:p>h</text:p>
          </table:table-cell>
          <table:table-cell table:style-name="ce23" table:number-columns-repeated="2"/>
          <table:table-cell table:style-name="ce1854"/>
          <table:table-cell table:style-name="ce1844" office:value-type="string" calcext:value-type="string">
            <text:p>h</text:p>
          </table:table-cell>
          <table:table-cell table:style-name="ce23" table:number-columns-repeated="2"/>
          <table:table-cell table:style-name="ce1854" office:value-type="string" calcext:value-type="string">
            <text:p>h</text:p>
          </table:table-cell>
          <table:table-cell table:style-name="ce1844" office:value-type="string" calcext:value-type="string">
            <text:p>l</text:p>
          </table:table-cell>
          <table:table-cell table:style-name="ce23"/>
          <table:table-cell table:style-name="ce23" office:value-type="string" calcext:value-type="string">
            <text:p>l</text:p>
          </table:table-cell>
          <table:table-cell table:style-name="ce1854"/>
          <table:table-cell table:style-name="ce1844" office:value-type="string" calcext:value-type="string">
            <text:p>l</text:p>
          </table:table-cell>
          <table:table-cell table:style-name="ce23" table:number-columns-repeated="2"/>
          <table:table-cell table:style-name="ce1861"/>
          <table:table-cell table:style-name="ce1865"/>
          <table:table-cell table:style-name="ce23" table:number-columns-repeated="2"/>
          <table:table-cell table:style-name="ce1854"/>
          <table:table-cell table:style-name="ce1844"/>
          <table:table-cell table:style-name="ce23" table:number-columns-repeated="2"/>
          <table:table-cell table:style-name="ce1854"/>
          <table:table-cell table:style-name="ce1844"/>
          <table:table-cell table:style-name="ce23" table:number-columns-repeated="2"/>
          <table:table-cell table:style-name="ce1854"/>
          <table:table-cell table:style-name="ce1844"/>
          <table:table-cell table:style-name="ce23" table:number-columns-repeated="2"/>
          <table:table-cell table:style-name="ce1874"/>
          <table:table-cell table:number-columns-repeated="28"/>
        </table:table-row>
        <table:table-row table:style-name="ro4">
          <table:table-cell table:style-name="ce1034"/>
          <table:table-cell/>
          <table:table-cell table:style-name="ce1052" table:number-columns-repeated="2"/>
          <table:table-cell table:style-name="ce1842"/>
          <table:table-cell table:style-name="ce12" table:number-columns-repeated="14"/>
          <table:table-cell table:style-name="ce1067"/>
          <table:table-cell table:number-columns-repeated="2"/>
          <table:table-cell table:style-name="ce1814"/>
          <table:table-cell table:number-columns-repeated="2"/>
          <table:table-cell table:style-name="ce1818" table:number-columns-repeated="3"/>
          <table:table-cell table:number-columns-repeated="5"/>
          <table:table-cell table:style-name="ce12"/>
          <table:table-cell table:number-columns-repeated="30"/>
        </table:table-row>
        <table:table-row table:style-name="ro4" table:number-rows-repeated="7">
          <table:table-cell table:style-name="Default" table:number-columns-repeated="37"/>
          <table:table-cell table:number-columns-repeated="27"/>
        </table:table-row>
        <table:table-row table:style-name="ro5">
          <table:table-cell table:style-name="Default" table:number-columns-repeated="37"/>
          <table:table-cell table:number-columns-repeated="27"/>
        </table:table-row>
        <table:table-row table:style-name="ro5" table:number-rows-repeated="10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8:06:37.95555329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18:06:56.084481772</dc:date>
    <meta:print-date>2011-06-12T10:16:13</meta:print-date>
    <meta:editing-cycles>323</meta:editing-cycles>
    <meta:editing-duration>P14DT10H16S</meta:editing-duration>
    <meta:generator>LibreOffice/7.2.0.4$Linux_X86_64 LibreOffice_project/20$Build-4</meta:generator>
    <meta:document-statistic meta:table-count="1" meta:cell-count="202" meta:object-count="0"/>
  </office:meta>
</office:document-meta>
</file>